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Verdana1" fo:font-size="12pt" style:font-name-asian="Verdana" style:font-size-asian="12pt" style:font-name-complex="Verdana" style:font-size-complex="12pt"/>
    </style:style>
    <style:style style:name="P2" style:family="paragraph" style:parent-style-name="Standard">
      <style:text-properties style:font-name="Verdana1" fo:font-size="12pt" style:font-size-asian="12pt" style:font-size-complex="12pt"/>
    </style:style>
    <style:style style:name="P3" style:family="paragraph" style:parent-style-name="Standard" style:list-style-name="">
      <style:paragraph-properties style:text-autospace="none"/>
      <style:text-properties style:font-name="Verdana1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P4" style:family="paragraph" style:parent-style-name="Standard" style:list-style-name="">
      <style:paragraph-properties style:text-autospace="none"/>
      <style:text-properties style:font-name="Verdana1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P5" style:family="paragraph" style:parent-style-name="Standard">
      <style:paragraph-properties fo:margin-left="-0.0256in" fo:margin-right="0in" fo:text-indent="0in" style:auto-text-indent="false" style:text-autospace="none"/>
      <style:text-properties style:font-name="Verdana1" fo:font-size="12pt" style:font-name-asian="Verdana" style:font-size-asian="12pt" style:font-name-complex="Verdana" style:font-size-complex="12pt"/>
    </style:style>
    <style:style style:name="P6" style:family="paragraph" style:parent-style-name="Standard" style:list-style-name="L1" style:master-page-name="">
      <style:paragraph-properties fo:margin-left="-0.0256in" fo:margin-right="0in" fo:text-indent="0in" style:auto-text-indent="false" style:page-number="auto" style:text-autospace="none"/>
      <style:text-properties style:font-name="Verdana1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P7" style:family="paragraph" style:parent-style-name="Standard">
      <style:paragraph-properties fo:margin-left="0in" fo:margin-right="0in" fo:text-indent="0in" style:auto-text-indent="false" style:text-autospace="none"/>
      <style:text-properties style:font-name="Verdana1" fo:font-size="12pt" style:font-name-asian="Verdana" style:font-size-asian="12pt" style:font-name-complex="Verdana" style:font-size-complex="12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name-complex="Times New Roman1" style:font-weight-complex="bold"/>
    </style:style>
    <text:list-style style:name="L1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1) What would be the result shown in console?</text:p>
      <text:p text:style-name="P1"/>
      <text:p text:style-name="P1">var fullname = 'Dr. John Doe';</text:p>
      <text:p text:style-name="P1">var obj = {</text:p>
      <text:p text:style-name="P1"><text:s text:c="3"/>fullname: 'Dr. David',</text:p>
      <text:p text:style-name="P1"><text:s text:c="3"/>prop: {</text:p>
      <text:p text:style-name="P1"><text:s text:c="6"/>fullname: 'Dr. Katherine',</text:p>
      <text:p text:style-name="P1"><text:s text:c="6"/>getFullname: function() {</text:p>
      <text:p text:style-name="P1"><text:s text:c="9"/>return this.fullname;</text:p>
      <text:p text:style-name="P1"><text:s text:c="6"/>}</text:p>
      <text:p text:style-name="P1"><text:s text:c="3"/>}</text:p>
      <text:p text:style-name="P1">};</text:p>
      <text:p text:style-name="P1"/>
      <text:p text:style-name="P1">console.log(obj.prop.getFullname());</text:p>
      <text:p text:style-name="P1"/>
      <text:p text:style-name="P1">var test = obj.prop.getFullname;</text:p>
      <text:p text:style-name="P1"/>
      <text:p text:style-name="P1">console.log(test());</text:p>
      <text:p text:style-name="P1"/>
      <text:p text:style-name="P1"/>
      <text:p text:style-name="P1"><text:span text:style-name="T3">2) var array1= [2016,2017,2018,2017,2019,2020,2017,2018]</text:span></text:p>
      <text:p text:style-name="P1"/>
      <text:p text:style-name="P1">How to get unique values from the above array</text:p>
      <text:p text:style-name="P1"/>
      <text:p text:style-name="P1"/>
      <text:p text:style-name="P3">3) What would be result in console</text:p>
      <text:p text:style-name="P1">var array1 = [true, 2, 3, "4"];</text:p>
      <text:p text:style-name="P1">var _length = array1.unshift('Hello');</text:p>
      <text:p text:style-name="P1"/>
      <text:p text:style-name="P1">console.log(array1 ); <text:s text:c="14"/></text:p>
      <text:p text:style-name="P1">console.log(_length ); </text:p>
      <text:p text:style-name="P1"/>
      <text:p text:style-name="P3">4) Which of the following function of String object returns the index within the calling String object of the last occurrence of the specified value?</text:p>
      <text:p text:style-name="P1"/>
      <text:p text:style-name="P1">A - lastIndexOf()</text:p>
      <text:p text:style-name="P1"/>
      <text:p text:style-name="P1">B - search()</text:p>
      <text:p text:style-name="P1"/>
      <text:p text:style-name="P1">C - substr()</text:p>
      <text:p text:style-name="P1"/>
      <text:p text:style-name="P1">D - indexOf()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3">5) Which of the following function of Array object removes the last element from an array and returns that element?</text:p>
      <text:p text:style-name="P1"/>
      <text:p text:style-name="P1">A - pop()</text:p>
      <text:p text:style-name="P1"/>
      <text:p text:style-name="P1">B - push()</text:p>
      <text:p text:style-name="P1"/>
      <text:p text:style-name="P1">C - join()</text:p>
      <text:p text:style-name="P1"/>
      <text:p text:style-name="P1">D - map()</text:p>
      <text:p text:style-name="P1"/>
      <text:p text:style-name="P1"/>
      <text:p text:style-name="P1"/>
      <text:p text:style-name="P1"/>
      <text:list xml:id="list4279079476917560496" text:style-name="L1">
        <text:list-header>
          <text:p text:style-name="P6">6) Write a function that converts the entered date format in mm/dd/yyyy to another format required <text:s/>dd/mm/yyyy</text:p>
        </text:list-header>
      </text:list>
      <text:p text:style-name="P5"/>
      <text:p text:style-name="P7"><text:span text:style-name="T4">7) Write a <text:s/>sort program in JavaScript. Go to the editor </text:span><text:span text:style-name="T2"><text:line-break/>Sample array : [34,7,23,32,5,62] <text:line-break/>Sample output : [5, 7, 23, 32, 34, 62]<text:line-break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ranya </meta:initial-creator>
    <meta:creation-date>2018-12-19T14:05:05.06</meta:creation-date>
    <dc:date>2018-12-19T14:25:05.04</dc:date>
    <dc:creator>Saranya </dc:creator>
    <meta:editing-duration>PT19M58S</meta:editing-duration>
    <meta:editing-cycles>6</meta:editing-cycles>
    <meta:generator>OpenOffice/4.1.0$Win32 OpenOffice.org_project/410m18$Build-9764</meta:generator>
    <meta:document-statistic meta:table-count="0" meta:image-count="0" meta:object-count="0" meta:page-count="2" meta:paragraph-count="33" meta:word-count="186" meta:character-count="1175"/>
  </office:meta>
</office:document-meta>
</file>